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6811in"/>
    </style:style>
    <style:style style:name="co12" style:family="table-column">
      <style:table-column-properties fo:break-before="auto" style:column-width="2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cd10_level1</text:p>
          </table:table-cell>
          <table:table-cell table:style-name="ce7" office:value-type="string" calcext:value-type="string">
            <text:p>icd10_code_level1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icd10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table:style-name="ce7" office:value-type="string" calcext:value-type="string">
            <text:p>category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2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3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4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5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6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7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0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11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, iron deficiency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12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13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14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15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16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17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18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19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0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21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22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23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24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25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26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2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2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29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0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s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1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32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3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34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35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3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3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38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39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office:value-type="string" calcext:value-type="string">
            <text:p>COVID-19, virus ident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40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41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42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4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4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45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46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4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48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, biliary tract and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49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5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5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5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5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5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functional intes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5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57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,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6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62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63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Cataract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4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65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66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67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68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69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70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71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7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75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77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,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7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7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8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81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82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83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84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85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86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87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88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8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90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91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94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95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9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9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98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10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10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102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10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104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usculoskeletal system and connective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0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10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111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11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15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16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Chronic obstructive pulmonary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118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19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20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Pneumonia, organism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1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3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125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2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126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127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28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29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30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6"/>
          <table:table-cell table:number-columns-repeated="1018"/>
        </table:table-row>
        <table:table-row table:style-name="ro2" table:number-rows-repeated="366">
          <table:table-cell table:style-name="Default" table:number-columns-repeated="5"/>
          <table:table-cell table:number-columns-repeated="1019"/>
        </table:table-row>
        <table:table-row table:style-name="ro2" table:number-rows-repeated="154">
          <table:table-cell table:style-name="ce12" table:number-columns-repeated="5"/>
          <table:table-cell table:number-columns-repeated="1019"/>
        </table:table-row>
        <table:table-row table:style-name="ro2" table:number-rows-repeated="10476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_downloadable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M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30T16:58:08.567061900</dc:date>
    <meta:editing-duration>PT20H44M5S</meta:editing-duration>
    <meta:editing-cycles>639</meta:editing-cycles>
    <meta:generator>LibreOffice/7.4.1.2$Linux_X86_64 LibreOffice_project/40$Build-2</meta:generator>
    <dc:creator>Aitor Gonzalez</dc:creator>
    <meta:document-statistic meta:table-count="2" meta:cell-count="3077" meta:object-count="0"/>
  </office:meta>
</office:document-meta>
</file>